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92.61pt"/>
    </style:style>
    <style:style style:name="co5" style:family="table-column">
      <style:table-column-properties fo:break-before="auto" style:column-width="97.26pt"/>
    </style:style>
    <style:style style:name="co6" style:family="table-column">
      <style:table-column-properties fo:break-before="auto" style:column-width="76.39pt"/>
    </style:style>
    <style:style style:name="co7" style:family="table-column">
      <style:table-column-properties fo:break-before="auto" style:column-width="110.61pt"/>
    </style:style>
    <style:style style:name="co8" style:family="table-column">
      <style:table-column-properties fo:break-before="auto" style:column-width="94.96pt"/>
    </style:style>
    <style:style style:name="co9" style:family="table-column">
      <style:table-column-properties fo:break-before="auto" style:column-width="8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empo por Pe cabecalho usando baudrate 115200, alarm(1) e Tprop = 0</text:p>
          </table:table-cell>
          <table:table-cell table:number-columns-repeated="6"/>
          <table:table-cell office:value-type="string" calcext:value-type="string">
            <text:p>Filesize(bytes)</text:p>
          </table:table-cell>
          <table:table-cell office:value-type="float" office:value="73623" calcext:value-type="float">
            <text:p>73623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Packet Size = 512 byt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 cabecalho</text:p>
          </table:table-cell>
          <table:table-cell office:value-type="string" calcext:value-type="string">
            <text:p>Tempo(s)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6" calcext:value-type="float">
            <text:p>6.76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76" calcext:value-type="float">
            <text:p>14.76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.76" calcext:value-type="float">
            <text:p>23.76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.76" calcext:value-type="float">
            <text:p>33.76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mpo por Pe dados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6" calcext:value-type="float">
            <text:p>6.76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51" calcext:value-type="float">
            <text:p>7.51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45" calcext:value-type="float">
            <text:p>8.45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5" calcext:value-type="float">
            <text:p>8.5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.34" calcext:value-type="float">
            <text:p>9.34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72" calcext:value-type="float">
            <text:p>9.7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empo por tamanho do pacote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.09" calcext:value-type="float">
            <text:p>9.09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.76" calcext:value-type="float">
            <text:p>7.76</text:p>
          </table:table-cell>
          <table:table-cell table:number-columns-repeated="1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.1" calcext:value-type="float">
            <text:p>7.1</text:p>
          </table:table-cell>
          <table:table-cell table:number-columns-repeated="11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76" calcext:value-type="float">
            <text:p>6.76</text:p>
          </table:table-cell>
          <table:table-cell table:number-columns-repeated="11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.59" calcext:value-type="float">
            <text:p>6.59</text:p>
          </table:table-cell>
          <table:table-cell table:number-columns-repeated="11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.51" calcext:value-type="float">
            <text:p>6.51</text:p>
          </table:table-cell>
          <table:table-cell table:number-columns-repeated="11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.48" calcext:value-type="float">
            <text:p>6.48</text:p>
          </table:table-cell>
          <table:table-cell table:number-columns-repeated="11"/>
        </table:table-row>
        <table:table-row table:style-name="ro1">
          <table:table-cell office:value-type="float" office:value="65535" calcext:value-type="float">
            <text:p>65535</text:p>
          </table:table-cell>
          <table:table-cell office:value-type="float" office:value="6.56" calcext:value-type="float">
            <text:p>6.56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mpo por baudrate</text:p>
          </table:table-cell>
          <table:table-cell/>
          <table:table-cell office:value-type="string" calcext:value-type="string">
            <text:p>Pe simulados = 0</text:p>
          </table:table-cell>
          <table:table-cell table:number-columns-repeated="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22.07" calcext:value-type="float">
            <text:p>322.07</text:p>
          </table:table-cell>
          <table:table-cell table:number-columns-repeated="11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61.06" calcext:value-type="float">
            <text:p>161.06</text:p>
          </table:table-cell>
          <table:table-cell table:number-columns-repeated="11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80.55" calcext:value-type="float">
            <text:p>80.55</text:p>
          </table:table-cell>
          <table:table-cell table:number-columns-repeated="11"/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40.3" calcext:value-type="float">
            <text:p>40.3</text:p>
          </table:table-cell>
          <table:table-cell table:number-columns-repeated="11"/>
        </table:table-row>
        <table:table-row table:style-name="ro1">
          <table:table-cell office:value-type="float" office:value="38400" calcext:value-type="float">
            <text:p>38400</text:p>
          </table:table-cell>
          <table:table-cell office:value-type="float" office:value="20.18" calcext:value-type="float">
            <text:p>20.18</text:p>
          </table:table-cell>
          <table:table-cell table:number-columns-repeated="11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3.47" calcext:value-type="float">
            <text:p>13.47</text:p>
          </table:table-cell>
          <table:table-cell table:number-columns-repeated="11"/>
        </table:table-row>
        <table:table-row table:style-name="ro1">
          <table:table-cell office:value-type="float" office:value="115200" calcext:value-type="float">
            <text:p>115200</text:p>
          </table:table-cell>
          <table:table-cell office:value-type="float" office:value="6.76" calcext:value-type="float">
            <text:p>6.76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mpo por tprop : BAUDRATE=115200 ALARM_TIME=10 FRAME_SIZE=2048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1" calcext:value-type="float">
            <text:p>6.5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.52" calcext:value-type="float">
            <text:p>78.5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.515" calcext:value-type="float">
            <text:p>150.51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ficiencia por 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udrate Teorico</text:p>
          </table:table-cell>
          <table:table-cell office:value-type="string" calcext:value-type="string">
            <text:p>Tprop</text:p>
          </table:table-cell>
          <table:table-cell office:value-type="string" calcext:value-type="string">
            <text:p>Frame_Siz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mpo total(s)</text:p>
          </table:table-cell>
          <table:table-cell office:value-type="string" calcext:value-type="string">
            <text:p>Real Speed(bits/s)</text:p>
          </table:table-cell>
          <table:table-cell office:value-type="string" calcext:value-type="string">
            <text:p>S(efficiency)</text:p>
          </table:table-cell>
          <table:table-cell office:value-type="string" calcext:value-type="string">
            <text:p>Filesize(bytes)</text:p>
          </table:table-cell>
          <table:table-cell office:value-type="string" calcext:value-type="string">
            <text:p>Theoric Efficiency</text:p>
          </table:table-cell>
          <table:table-cell table:number-columns-repeated="4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01" calcext:value-type="float">
            <text:p>0.01</text:p>
          </table:table-cell>
          <table:table-cell office:value-type="float" office:value="2048" calcext:value-type="float">
            <text:p>2048</text:p>
          </table:table-cell>
          <table:table-cell table:formula="of:=[.B45]*[.A45]/([.C45]*8)" office:value-type="float" office:value="0.00146484375" calcext:value-type="float">
            <text:p>0.0014648438</text:p>
          </table:table-cell>
          <table:table-cell office:value-type="float" office:value="46.608" calcext:value-type="float">
            <text:p>46.608</text:p>
          </table:table-cell>
          <table:table-cell table:formula="of:=([.H45]*8)/[.E45]" office:value-type="float" office:value="1882.59526261586" calcext:value-type="float">
            <text:p>1882.5952626159</text:p>
          </table:table-cell>
          <table:table-cell table:formula="of:=[.F45]/[.A45]" office:value-type="float" office:value="0.784414692756608" calcext:value-type="float">
            <text:p>0.7844146928</text:p>
          </table:table-cell>
          <table:table-cell office:value-type="float" office:value="10968" calcext:value-type="float">
            <text:p>10968</text:p>
          </table:table-cell>
          <table:table-cell table:formula="of:=1/(1+2*[.D45])" office:value-type="float" office:value="0.997078870496592" calcext:value-type="float">
            <text:p>0.9970788705</text:p>
          </table:table-cell>
          <table:table-cell table:number-columns-repeated="4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1" calcext:value-type="float">
            <text:p>0.1</text:p>
          </table:table-cell>
          <table:table-cell office:value-type="float" office:value="2048" calcext:value-type="float">
            <text:p>2048</text:p>
          </table:table-cell>
          <table:table-cell table:formula="of:=[.B46]*[.A46]/([.C46]*8)" office:value-type="float" office:value="0.029296875" calcext:value-type="float">
            <text:p>0.029296875</text:p>
          </table:table-cell>
          <table:table-cell office:value-type="float" office:value="24.446" calcext:value-type="float">
            <text:p>24.446</text:p>
          </table:table-cell>
          <table:table-cell table:formula="of:=([.H45]*8)/[.E46]" office:value-type="float" office:value="3589.29886279964" calcext:value-type="float">
            <text:p>3589.2988627996</text:p>
          </table:table-cell>
          <table:table-cell table:formula="of:=[.F46]/[.A46]" office:value-type="float" office:value="0.747770596416592" calcext:value-type="float">
            <text:p>0.7477705964</text:p>
          </table:table-cell>
          <table:table-cell/>
          <table:table-cell table:formula="of:=1/(1+2*[.D46])" office:value-type="float" office:value="0.944649446494465" calcext:value-type="float">
            <text:p>0.9446494465</text:p>
          </table:table-cell>
          <table:table-cell table:number-columns-repeated="4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0.2" calcext:value-type="float">
            <text:p>0.2</text:p>
          </table:table-cell>
          <table:table-cell office:value-type="float" office:value="2048" calcext:value-type="float">
            <text:p>2048</text:p>
          </table:table-cell>
          <table:table-cell table:formula="of:=[.B47]*[.A47]/([.C47]*8)" office:value-type="float" office:value="0.1171875" calcext:value-type="float">
            <text:p>0.1171875</text:p>
          </table:table-cell>
          <table:table-cell office:value-type="float" office:value="14.024" calcext:value-type="float">
            <text:p>14.024</text:p>
          </table:table-cell>
          <table:table-cell table:formula="of:=([.H45]*8)/[.E47]" office:value-type="float" office:value="6256.70279520822" calcext:value-type="float">
            <text:p>6256.7027952082</text:p>
          </table:table-cell>
          <table:table-cell table:formula="of:=[.F47]/[.A47]" office:value-type="float" office:value="0.651739874500856" calcext:value-type="float">
            <text:p>0.6517398745</text:p>
          </table:table-cell>
          <table:table-cell/>
          <table:table-cell table:formula="of:=1/(1+2*[.D47])" office:value-type="float" office:value="0.810126582278481" calcext:value-type="float">
            <text:p>0.8101265823</text:p>
          </table:table-cell>
          <table:table-cell table:number-columns-repeated="4"/>
        </table:table-row>
        <table:table-row table:style-name="ro1">
          <table:table-cell office:value-type="float" office:value="38400" calcext:value-type="float">
            <text:p>38400</text:p>
          </table:table-cell>
          <table:table-cell office:value-type="float" office:value="0.5" calcext:value-type="float">
            <text:p>0.5</text:p>
          </table:table-cell>
          <table:table-cell office:value-type="float" office:value="2048" calcext:value-type="float">
            <text:p>2048</text:p>
          </table:table-cell>
          <table:table-cell table:formula="of:=[.B48]*[.A48]/([.C48]*8)" office:value-type="float" office:value="1.171875" calcext:value-type="float">
            <text:p>1.171875</text:p>
          </table:table-cell>
          <table:table-cell office:value-type="float" office:value="8.9" calcext:value-type="float">
            <text:p>8.9</text:p>
          </table:table-cell>
          <table:table-cell table:formula="of:=([.H45]*8)/[.E48]" office:value-type="float" office:value="9858.87640449438" calcext:value-type="float">
            <text:p>9858.8764044944</text:p>
          </table:table-cell>
          <table:table-cell table:formula="of:=[.F48]/[.A48]" office:value-type="float" office:value="0.256741573033708" calcext:value-type="float">
            <text:p>0.256741573</text:p>
          </table:table-cell>
          <table:table-cell/>
          <table:table-cell table:formula="of:=1/(1+2*[.D48])" office:value-type="float" office:value="0.299065420560748" calcext:value-type="float">
            <text:p>0.2990654206</text:p>
          </table:table-cell>
          <table:table-cell table:number-columns-repeated="4"/>
        </table:table-row>
        <table:table-row table:style-name="ro1">
          <table:table-cell office:value-type="float" office:value="115200" calcext:value-type="float">
            <text:p>115200</text:p>
          </table:table-cell>
          <table:table-cell office:value-type="float" office:value="0.5" calcext:value-type="float">
            <text:p>0.5</text:p>
          </table:table-cell>
          <table:table-cell office:value-type="float" office:value="720" calcext:value-type="float">
            <text:p>720</text:p>
          </table:table-cell>
          <table:table-cell table:formula="of:=[.B49]*[.A49]/([.C49]*8)" office:value-type="float" office:value="10" calcext:value-type="float">
            <text:p>10</text:p>
          </table:table-cell>
          <table:table-cell office:value-type="float" office:value="16.993" calcext:value-type="float">
            <text:p>16.993</text:p>
          </table:table-cell>
          <table:table-cell table:formula="of:=([.H45]*8)/[.E49]" office:value-type="float" office:value="5163.53792738186" calcext:value-type="float">
            <text:p>5163.5379273819</text:p>
          </table:table-cell>
          <table:table-cell table:formula="of:=[.F49]/[.A49]" office:value-type="float" office:value="0.0448223778418565" calcext:value-type="float">
            <text:p>0.0448223778</text:p>
          </table:table-cell>
          <table:table-cell/>
          <table:table-cell table:formula="of:=1/(1+2*[.D49])" office:value-type="float" office:value="0.0476190476190476" calcext:value-type="float">
            <text:p>0.0476190476</text:p>
          </table:table-cell>
          <table:table-cell table:number-columns-repeated="4"/>
        </table:table-row>
        <table:table-row table:style-name="ro1">
          <table:table-cell office:value-type="float" office:value="115200" calcext:value-type="float">
            <text:p>115200</text:p>
          </table:table-cell>
          <table:table-cell office:value-type="float" office:value="0.5" calcext:value-type="float">
            <text:p>0.5</text:p>
          </table:table-cell>
          <table:table-cell office:value-type="float" office:value="256" calcext:value-type="float">
            <text:p>256</text:p>
          </table:table-cell>
          <table:table-cell table:formula="of:=[.B50]*[.A50]/([.C50]*8)" office:value-type="float" office:value="28.125" calcext:value-type="float">
            <text:p>28.125</text:p>
          </table:table-cell>
          <table:table-cell office:value-type="float" office:value="44.058" calcext:value-type="float">
            <text:p>44.058</text:p>
          </table:table-cell>
          <table:table-cell table:formula="of:=([.H45]*8)/[.E50]" office:value-type="float" office:value="1991.55658450225" calcext:value-type="float">
            <text:p>1991.5565845023</text:p>
          </table:table-cell>
          <table:table-cell table:formula="of:=[.F50]/[.A50]" office:value-type="float" office:value="0.0172878175738042" calcext:value-type="float">
            <text:p>0.0172878176</text:p>
          </table:table-cell>
          <table:table-cell/>
          <table:table-cell table:formula="of:=1/(1+2*[.D50])" office:value-type="float" office:value="0.0174672489082969" calcext:value-type="float">
            <text:p>0.0174672489</text:p>
          </table:table-cell>
          <table:table-cell table:number-columns-repeated="4"/>
        </table:table-row>
        <table:table-row table:style-name="ro1">
          <table:table-cell office:value-type="float" office:value="115200" calcext:value-type="float">
            <text:p>115200</text:p>
          </table:table-cell>
          <table:table-cell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table:formula="of:=[.B51]*[.A51]/([.C51]*8)" office:value-type="float" office:value="112.5" calcext:value-type="float">
            <text:p>112.5</text:p>
          </table:table-cell>
          <table:table-cell office:value-type="float" office:value="173.366" calcext:value-type="float">
            <text:p>173.366</text:p>
          </table:table-cell>
          <table:table-cell table:formula="of:=([.H45]*8)/[.E51]" office:value-type="float" office:value="506.120000461451" calcext:value-type="float">
            <text:p>506.1200004615</text:p>
          </table:table-cell>
          <table:table-cell table:formula="of:=[.F51]/[.A51]" office:value-type="float" office:value="0.00439340278178343" calcext:value-type="float">
            <text:p>0.0043934028</text:p>
          </table:table-cell>
          <table:table-cell/>
          <table:table-cell table:formula="of:=1/(1+2*[.D51])" office:value-type="float" office:value="0.00442477876106195" calcext:value-type="float">
            <text:p>0.0044247788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ficiencia por FER (4% em cabeçalho, 96% em dados) – Valores aproximados para trama de 128 byt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ze_trama</text:p>
          </table:table-cell>
          <table:table-cell office:value-type="string" calcext:value-type="string">
            <text:p>baudrate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tempo total medio(s)</text:p>
          </table:table-cell>
          <table:table-cell office:value-type="string" calcext:value-type="string">
            <text:p>Real Speed(bits/s)</text:p>
          </table:table-cell>
          <table:table-cell office:value-type="string" calcext:value-type="string">
            <text:p>S(efficiency)</text:p>
          </table:table-cell>
          <table:table-cell office:value-type="string" calcext:value-type="string">
            <text:p>Filesize(bytes)</text:p>
          </table:table-cell>
          <table:table-cell office:value-type="string" calcext:value-type="string">
            <text:p>Tprop</text:p>
          </table:table-cell>
          <table:table-cell office:value-type="string" calcext:value-type="string">
            <text:p>header_error_prob</text:p>
          </table:table-cell>
          <table:table-cell office:value-type="string" calcext:value-type="string">
            <text:p>data_error_prob</text:p>
          </table:table-cell>
          <table:table-cell office:value-type="string" calcext:value-type="string">
            <text:p>alarm_time(s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eoric Efficiency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8400" calcext:value-type="float">
            <text:p>38400</text:p>
          </table:table-cell>
          <table:table-cell office:value-type="float" office:value="0" calcext:value-type="float">
            <text:p>0</text:p>
          </table:table-cell>
          <table:table-cell office:value-type="float" office:value="5.139" calcext:value-type="float">
            <text:p>5.139</text:p>
          </table:table-cell>
          <table:table-cell table:formula="of:=[.G55] * 8 /[.D55]" office:value-type="float" office:value="17074.1389375365" calcext:value-type="float">
            <text:p>17074.1389375365</text:p>
          </table:table-cell>
          <table:table-cell table:formula="of:=[.E55]/[.B55]" office:value-type="float" office:value="0.444639034831679" calcext:value-type="float">
            <text:p>0.4446390348</text:p>
          </table:table-cell>
          <table:table-cell office:value-type="float" office:value="10968" calcext:value-type="float">
            <text:p>10968</text:p>
          </table:table-cell>
          <table:table-cell office:value-type="float" office:value="0.01" calcext:value-type="float">
            <text:p>0.01</text:p>
          </table:table-cell>
          <table:table-cell table:formula="of:=0.04*[.C55]" office:value-type="float" office:value="0" calcext:value-type="float">
            <text:p>0</text:p>
          </table:table-cell>
          <table:table-cell table:formula="of:=0.96*[.C5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$55]*[.B$55]/([.A$55]*8)" office:value-type="float" office:value="0.375" calcext:value-type="float">
            <text:p>0.375</text:p>
          </table:table-cell>
          <table:table-cell table:formula="of:=(1- ([.C55]/100))/(1+(2*[.L$55]))" office:value-type="float" office:value="0.571428571428571" calcext:value-type="float">
            <text:p>0.5714285714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(5.259+5.498)/2" office:value-type="float" office:value="5.3785" calcext:value-type="float">
            <text:p>5.3785</text:p>
          </table:table-cell>
          <table:table-cell table:formula="of:=[.G55] * 8 /[.D56]" office:value-type="float" office:value="16313.8421492981" calcext:value-type="float">
            <text:p>16313.8421492981</text:p>
          </table:table-cell>
          <table:table-cell table:formula="of:=[.E56]/[.B55]" office:value-type="float" office:value="0.424839639304639" calcext:value-type="float">
            <text:p>0.4248396393</text:p>
          </table:table-cell>
          <table:table-cell table:number-columns-repeated="2"/>
          <table:table-cell table:formula="of:=0.04*[.C56]" office:value-type="float" office:value="0.2" calcext:value-type="float">
            <text:p>0.2</text:p>
          </table:table-cell>
          <table:table-cell table:formula="of:=0.96*[.C56]" office:value-type="float" office:value="4.8" calcext:value-type="float">
            <text:p>4.8</text:p>
          </table:table-cell>
          <table:table-cell table:number-columns-repeated="2"/>
          <table:table-cell table:formula="of:=(1- ([.C56]/100))/(1+(2*[.L$55]))" office:value-type="float" office:value="0.542857142857143" calcext:value-type="float">
            <text:p>0.5428571429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(6.448+6.329)/2" office:value-type="float" office:value="6.3885" calcext:value-type="float">
            <text:p>6.3885</text:p>
          </table:table-cell>
          <table:table-cell table:formula="of:=[.G55] * 8 /[.D57]" office:value-type="float" office:value="13734.6795022306" calcext:value-type="float">
            <text:p>13734.6795022306</text:p>
          </table:table-cell>
          <table:table-cell table:formula="of:=[.E57]/[.B55]" office:value-type="float" office:value="0.357673945370588" calcext:value-type="float">
            <text:p>0.3576739454</text:p>
          </table:table-cell>
          <table:table-cell table:number-columns-repeated="2"/>
          <table:table-cell table:formula="of:=0.04*[.C57]" office:value-type="float" office:value="0.4" calcext:value-type="float">
            <text:p>0.4</text:p>
          </table:table-cell>
          <table:table-cell table:formula="of:=0.96*[.C57]" office:value-type="float" office:value="9.6" calcext:value-type="float">
            <text:p>9.6</text:p>
          </table:table-cell>
          <table:table-cell table:number-columns-repeated="2"/>
          <table:table-cell table:formula="of:=(1- ([.C57]/100))/(1+(2*[.L$55]))" office:value-type="float" office:value="0.514285714285714" calcext:value-type="float">
            <text:p>0.5142857143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(6.037+7.168)/2" office:value-type="float" office:value="6.6025" calcext:value-type="float">
            <text:p>6.6025</text:p>
          </table:table-cell>
          <table:table-cell table:formula="of:=[.G55] * 8 /[.D58]" office:value-type="float" office:value="13289.5115486558" calcext:value-type="float">
            <text:p>13289.5115486558</text:p>
          </table:table-cell>
          <table:table-cell table:formula="of:=[.E58]/[.B55]" office:value-type="float" office:value="0.346081029912912" calcext:value-type="float">
            <text:p>0.3460810299</text:p>
          </table:table-cell>
          <table:table-cell table:number-columns-repeated="2"/>
          <table:table-cell table:formula="of:=0.04*[.C58]" office:value-type="float" office:value="0.6" calcext:value-type="float">
            <text:p>0.6</text:p>
          </table:table-cell>
          <table:table-cell table:formula="of:=0.96*[.C58]" office:value-type="float" office:value="14.4" calcext:value-type="float">
            <text:p>14.4</text:p>
          </table:table-cell>
          <table:table-cell table:number-columns-repeated="2"/>
          <table:table-cell table:formula="of:=(1- ([.C58]/100))/(1+(2*[.L$55]))" office:value-type="float" office:value="0.485714285714286" calcext:value-type="float">
            <text:p>0.4857142857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(7.05+6.805)/2" office:value-type="float" office:value="6.9275" calcext:value-type="float">
            <text:p>6.9275</text:p>
          </table:table-cell>
          <table:table-cell table:formula="of:=[.G55] * 8 /[.D59]" office:value-type="float" office:value="12666.0411403825" calcext:value-type="float">
            <text:p>12666.0411403825</text:p>
          </table:table-cell>
          <table:table-cell table:formula="of:=[.E59]/[.B55]" office:value-type="float" office:value="0.329844821364128" calcext:value-type="float">
            <text:p>0.3298448214</text:p>
          </table:table-cell>
          <table:table-cell table:number-columns-repeated="2"/>
          <table:table-cell table:formula="of:=0.04*[.C59]" office:value-type="float" office:value="0.8" calcext:value-type="float">
            <text:p>0.8</text:p>
          </table:table-cell>
          <table:table-cell table:formula="of:=0.96*[.C59]" office:value-type="float" office:value="19.2" calcext:value-type="float">
            <text:p>19.2</text:p>
          </table:table-cell>
          <table:table-cell table:number-columns-repeated="2"/>
          <table:table-cell table:formula="of:=(1- ([.C59]/100))/(1+(2*[.L$55]))" office:value-type="float" office:value="0.457142857142857" calcext:value-type="float">
            <text:p>0.4571428571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(7.403+6.815)/2" office:value-type="float" office:value="7.109" calcext:value-type="float">
            <text:p>7.109</text:p>
          </table:table-cell>
          <table:table-cell table:formula="of:=[.G55] * 8 /[.D60]" office:value-type="float" office:value="12342.6642284428" calcext:value-type="float">
            <text:p>12342.6642284428</text:p>
          </table:table-cell>
          <table:table-cell table:formula="of:=[.E60]/[.B55]" office:value-type="float" office:value="0.321423547615698" calcext:value-type="float">
            <text:p>0.3214235476</text:p>
          </table:table-cell>
          <table:table-cell table:number-columns-repeated="2"/>
          <table:table-cell table:formula="of:=0.04*[.C60]" office:value-type="float" office:value="1" calcext:value-type="float">
            <text:p>1</text:p>
          </table:table-cell>
          <table:table-cell table:formula="of:=0.96*[.C60]" office:value-type="float" office:value="24" calcext:value-type="float">
            <text:p>24</text:p>
          </table:table-cell>
          <table:table-cell table:number-columns-repeated="2"/>
          <table:table-cell table:formula="of:=(1- ([.C60]/100))/(1+(2*[.L$55]))" office:value-type="float" office:value="0.428571428571429" calcext:value-type="float">
            <text:p>0.4285714286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(8.067+ 6.938)/2" office:value-type="float" office:value="7.5025" calcext:value-type="float">
            <text:p>7.5025</text:p>
          </table:table-cell>
          <table:table-cell table:formula="of:=[.G55] * 8 /[.D61]" office:value-type="float" office:value="11695.3015661446" calcext:value-type="float">
            <text:p>11695.3015661446</text:p>
          </table:table-cell>
          <table:table-cell table:formula="of:=[.E61]/[.B55]" office:value-type="float" office:value="0.304565144951683" calcext:value-type="float">
            <text:p>0.304565145</text:p>
          </table:table-cell>
          <table:table-cell table:number-columns-repeated="2"/>
          <table:table-cell table:formula="of:=0.04*[.C61]" office:value-type="float" office:value="1.2" calcext:value-type="float">
            <text:p>1.2</text:p>
          </table:table-cell>
          <table:table-cell table:formula="of:=0.96*[.C61]" office:value-type="float" office:value="28.8" calcext:value-type="float">
            <text:p>28.8</text:p>
          </table:table-cell>
          <table:table-cell table:number-columns-repeated="2"/>
          <table:table-cell table:formula="of:=(1- ([.C61]/100))/(1+(2*[.L$55]))" office:value-type="float" office:value="0.4" calcext:value-type="float">
            <text:p>0.4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(9.143 + 8.544)/2" office:value-type="float" office:value="8.8435" calcext:value-type="float">
            <text:p>8.8435</text:p>
          </table:table-cell>
          <table:table-cell table:formula="of:=[.G55] * 8 /[.D62]" office:value-type="float" office:value="9921.86351557641" calcext:value-type="float">
            <text:p>9921.8635155764</text:p>
          </table:table-cell>
          <table:table-cell table:formula="of:=[.E62]/[.B55]" office:value-type="float" office:value="0.258381862384802" calcext:value-type="float">
            <text:p>0.2583818624</text:p>
          </table:table-cell>
          <table:table-cell table:number-columns-repeated="2"/>
          <table:table-cell table:formula="of:=0.04*[.C62]" office:value-type="float" office:value="1.4" calcext:value-type="float">
            <text:p>1.4</text:p>
          </table:table-cell>
          <table:table-cell table:formula="of:=0.96*[.C62]" office:value-type="float" office:value="33.6" calcext:value-type="float">
            <text:p>33.6</text:p>
          </table:table-cell>
          <table:table-cell table:number-columns-repeated="2"/>
          <table:table-cell table:formula="of:=(1- ([.C62]/100))/(1+(2*[.L$55]))" office:value-type="float" office:value="0.371428571428571" calcext:value-type="float">
            <text:p>0.37142857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00/00/0000</text:date>, <text:time style:data-style-name="N2" text:time-value="21:23:03.738908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9:04:09.492660720</meta:creation-date>
    <dc:date>2017-11-05T22:45:55.639582336</dc:date>
    <meta:editing-duration>PT22M26S</meta:editing-duration>
    <meta:editing-cycles>5</meta:editing-cycles>
    <meta:generator>LibreOffice/5.1.6.2$Linux_X86_64 LibreOffice_project/10m0$Build-2</meta:generator>
    <meta:document-statistic meta:table-count="1" meta:cell-count="212" meta:object-count="0"/>
  </office:meta>
</office:document-meta>
</file>